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50000030C4D0C8FDCB2B6CD1B.png" manifest:media-type="image/png"/>
  <manifest:file-entry manifest:full-path="Pictures/10000000000002FE00000307C97A2BB813DDC5C4.png" manifest:media-type="image/png"/>
  <manifest:file-entry manifest:full-path="Pictures/10000000000003460000035D91C4164BC1136F95.png" manifest:media-type="image/png"/>
  <manifest:file-entry manifest:full-path="Pictures/1000000000000115000004A7EAB75A273DB7A717.png" manifest:media-type="image/png"/>
  <manifest:file-entry manifest:full-path="Pictures/100000000000027E000002B7660CC82F23B73CE3.png" manifest:media-type="image/png"/>
  <manifest:file-entry manifest:full-path="Pictures/100000000000027D00000293A1767F0B45C59799.png" manifest:media-type="image/png"/>
  <manifest:file-entry manifest:full-path="Pictures/100000000000012A000002DBD18328BB3ADCE670.png" manifest:media-type="image/png"/>
  <manifest:file-entry manifest:full-path="Pictures/100000000000023E00000258C27D0A17D51CD584.png" manifest:media-type="image/png"/>
  <manifest:file-entry manifest:full-path="Pictures/100000000000028B0000028F57DF8D3DC2ED3C3D.png" manifest:media-type="image/png"/>
  <manifest:file-entry manifest:full-path="Pictures/10000000000002C5000002DAC9B85BC757D18FB4.png" manifest:media-type="image/png"/>
  <manifest:file-entry manifest:full-path="Pictures/100000000000022E0000023DDB10EA9C7DD740B2.png" manifest:media-type="image/png"/>
  <manifest:file-entry manifest:full-path="Pictures/100000000000027B0000028BB3EBB2AF3DFD436E.png" manifest:media-type="image/png"/>
  <manifest:file-entry manifest:full-path="Pictures/10000000000002890000028815651E322A398FB0.png" manifest:media-type="image/png"/>
  <manifest:file-entry manifest:full-path="Pictures/10000000000002890000028849A3A2703566C33E.png" manifest:media-type="image/png"/>
  <manifest:file-entry manifest:full-path="Pictures/1000000000000274000002827E0D2C55ACEB4340.png" manifest:media-type="image/png"/>
  <manifest:file-entry manifest:full-path="Pictures/100000000000031E0000031DFFCD94FFB53ED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4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2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2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6">
      <style:table-cell-properties fo:background-color="#ffff00"/>
    </style:style>
    <style:style style:name="ce44" style:family="table-cell" style:parent-style-name="Default" style:data-style-name="N15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23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28">
      <style:table-cell-properties fo:background-color="#ffff00"/>
    </style:style>
    <style:style style:name="ce51" style:family="table-cell" style:parent-style-name="Default" style:data-style-name="N12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23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28"/>
    <style:style style:name="ce60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6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5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21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2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21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37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2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2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5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5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6">
      <style:table-cell-properties fo:background-color="transparent"/>
    </style:style>
    <style:style style:name="ce110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6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6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6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6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2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4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6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6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1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23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6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6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21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4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5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6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37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4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2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5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51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1.553" calcext:value-type="float">
            <text:p>1.191,553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2.4840000000002" calcext:value-type="float">
            <text:p>22,484</text:p>
          </table:table-cell>
          <table:table-cell table:style-name="ce24" table:formula="of:=[.D3]*[.$E$1]" office:value-type="float" office:value="1349.04000000001" calcext:value-type="float">
            <text:p>1.349,0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8632509043465" calcext:value-type="currency">
            <text:p>₺3,6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201.7419794817" calcext:value-type="currency">
            <text:p>₺1.201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01.7419794817" calcext:value-type="currency">
            <text:p>₺1.201,7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21.7419794817" calcext:value-type="currency">
            <text:p>₺1.221,7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41653323845103" calcext:value-type="percentage">
            <text:p>%24,17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47.69480928187" calcext:value-type="currency">
            <text:p>₺1.747,6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88.873569353016" calcext:value-type="currency">
            <text:p>₺788,8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4" calcext:value-type="percentage">
            <text:p>+ <text:s text:c="6"/>%54,00</text:p>
          </table:table-cell>
          <table:table-cell table:style-name="ce62" table:formula="of:=([.D12]*[.$E$4]*[.C13])" office:value-type="currency" office:currency="TRY" office:value="425.991727450629" calcext:value-type="currency">
            <text:p>₺425,99</text:p>
          </table:table-cell>
          <table:table-cell table:style-name="ce86" table:formula="of:=[.D13]+[.E12]" office:value-type="currency" office:currency="TRY" office:value="1214.86529680364" calcext:value-type="currency">
            <text:p>₺1.214,8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264.86529680364" calcext:value-type="currency">
            <text:p>₺1.264,8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8631323014884" calcext:value-type="percentage">
            <text:p>%15,8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8.155918754696" calcext:value-type="currency">
            <text:p>₺178,1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87.533357053903" calcext:value-type="currency">
            <text:p>₺287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4" calcext:value-type="percentage">
            <text:p>+ <text:s text:c="6"/>%20,34</text:p>
          </table:table-cell>
          <table:table-cell table:style-name="ce62" table:formula="of:=([.D18]*[.$E$4]*[.C19])" office:value-type="currency" office:currency="TRY" office:value="58.4842848247639" calcext:value-type="currency">
            <text:p>₺58,48</text:p>
          </table:table-cell>
          <table:table-cell table:style-name="ce173" table:formula="of:=[.D19]+[.E18]" office:value-type="currency" office:currency="TRY" office:value="346.017641878667" calcext:value-type="currency">
            <text:p>₺346,02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66.017641878667" calcext:value-type="currency">
            <text:p>₺366,0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78188934353314" calcext:value-type="percentage">
            <text:p>%5,78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82.821407844552" calcext:value-type="currency">
            <text:p>₺382,8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60.040000000009" calcext:value-type="float">
            <text:p>360 kw</text:p>
          </table:table-cell>
          <table:table-cell table:style-name="ce109"/>
          <table:table-cell table:style-name="ce61" table:formula="of:=[.B24]-[.C24]" office:value-type="float" office:value="360.040000000009" calcext:value-type="float">
            <text:p>360 kw</text:p>
          </table:table-cell>
          <table:table-cell table:style-name="ce102" table:formula="of:=[.D24]*[.$E$4]" office:value-type="currency" office:currency="TRY" office:value="1327.22448556013" calcext:value-type="currency">
            <text:p>₺1.327,22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32.722448556013" calcext:value-type="currency">
            <text:p>₺132,72</text:p>
          </table:table-cell>
          <table:table-cell table:style-name="ce86" table:formula="of:=[.D25]+[.E24]" office:value-type="currency" office:currency="TRY" office:value="1459.94693411614" calcext:value-type="currency">
            <text:p>₺1.459,9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79.94693411614" calcext:value-type="currency">
            <text:p>₺1.479,9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6688608195458" calcext:value-type="percentage">
            <text:p>%26,6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214.36932930083" calcext:value-type="currency">
            <text:p>₺1.214,3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40170788115992" calcext:value-type="percentage">
            <text:p>%24,0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73.257279250429" calcext:value-type="currency">
            <text:p>₺173,26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83.257279250429" calcext:value-type="currency">
            <text:p>₺183,26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49.04000000001" calcext:value-type="float">
            <text:p>KW 1349,04</text:p>
          </table:table-cell>
          <table:table-cell table:style-name="ce41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76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2" table:style-name="ta1">
        <table:shapes>
          <draw:frame draw:z-index="0" draw:name="Image 14" draw:style-name="gr2" draw:text-style-name="P1" svg:width="17.171cm" svg:height="17.642cm" svg:x="10.246cm" svg:y="0.217cm">
            <draw:image xlink:href="Pictures/10000000000003460000035D91C4164BC1136F95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09.823" calcext:value-type="float">
            <text:p>1.209,823 kw</text:p>
          </table:table-cell>
          <table:table-cell table:style-name="ce108" office:value-type="float" office:value="1191.553" calcext:value-type="float">
            <text:p>1.191,553 kw</text:p>
          </table:table-cell>
          <table:table-cell table:style-name="ce46" table:formula="of:=[.B3]-[.C3]" office:value-type="float" office:value="18.27" calcext:value-type="float">
            <text:p>18,270</text:p>
          </table:table-cell>
          <table:table-cell table:style-name="ce24" table:formula="of:=[.D3]*[.$E$1]" office:value-type="float" office:value="1096.2" calcext:value-type="float">
            <text:p>1.096,2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845" calcext:value-type="currency">
            <text:p>₺3.84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50757161101989" calcext:value-type="currency">
            <text:p>₺3,51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886" calcext:value-type="float">
            <text:p>119.886 kw</text:p>
          </table:table-cell>
          <table:table-cell table:style-name="ce109" office:value-type="float" office:value="119531" calcext:value-type="float">
            <text:p>119.531 kw</text:p>
          </table:table-cell>
          <table:table-cell table:style-name="ce61" table:formula="of:=[.B6]-[.C6]" office:value-type="float" office:value="355" calcext:value-type="float">
            <text:p>355 kw</text:p>
          </table:table-cell>
          <table:table-cell table:style-name="ce83" table:formula="of:=[.D6]*[.$E$4]" office:value-type="currency" office:currency="TRY" office:value="1245.18792191206" calcext:value-type="currency">
            <text:p>₺1.245,1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.323846013501186" calcext:value-type="percentage">
            <text:p>%32,38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499.89157799982" calcext:value-type="currency">
            <text:p>₺1.499,8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947" calcext:value-type="float">
            <text:p>1.947 kw</text:p>
          </table:table-cell>
          <table:table-cell table:style-name="ce109" office:value-type="float" office:value="1737" calcext:value-type="float">
            <text:p>1.737 kw</text:p>
          </table:table-cell>
          <table:table-cell table:style-name="ce61" table:formula="of:=[.B12]-[.C12]" office:value-type="float" office:value="210" calcext:value-type="float">
            <text:p>210 kw</text:p>
          </table:table-cell>
          <table:table-cell table:style-name="ce86" table:formula="of:=[.D12]*[.$E$4]" office:value-type="currency" office:currency="TRY" office:value="736.590038314177" calcext:value-type="currency">
            <text:p>₺736,5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4191" calcext:value-type="percentage">
            <text:p>+ <text:s text:c="6"/>%24,19</text:p>
          </table:table-cell>
          <table:table-cell table:style-name="ce62" table:formula="of:=([.D12]*[.$E$4]*[.C13])" office:value-type="currency" office:currency="TRY" office:value="178.188496168583" calcext:value-type="currency">
            <text:p>₺178,19</text:p>
          </table:table-cell>
          <table:table-cell table:style-name="ce86" table:formula="of:=[.D13]+[.E12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191570881226054" calcext:value-type="percentage">
            <text:p>%19,1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69.686097531465" calcext:value-type="currency">
            <text:p>₺169,69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658" calcext:value-type="float">
            <text:p>658 kw</text:p>
          </table:table-cell>
          <table:table-cell table:style-name="ce163" office:value-type="float" office:value="588" calcext:value-type="float">
            <text:p>588 kw</text:p>
          </table:table-cell>
          <table:table-cell table:style-name="ce167" table:formula="of:=[.B18]-[.C18]" office:value-type="float" office:value="70" calcext:value-type="float">
            <text:p>70 kw</text:p>
          </table:table-cell>
          <table:table-cell table:style-name="ce172" table:formula="of:=[.D18]*[.$E$4]" office:value-type="currency" office:currency="TRY" office:value="245.530012771392" calcext:value-type="currency">
            <text:p>₺245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50.0144636015326" calcext:value-type="currency">
            <text:p>₺50,01</text:p>
          </table:table-cell>
          <table:table-cell table:style-name="ce173" table:formula="of:=[.D19]+[.E18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638569604086846" calcext:value-type="percentage">
            <text:p>%6,3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2.583359945353" calcext:value-type="currency">
            <text:p>₺372,5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49.199999999999" calcext:value-type="float">
            <text:p>349 kw</text:p>
          </table:table-cell>
          <table:table-cell table:style-name="ce109"/>
          <table:table-cell table:style-name="ce61" table:formula="of:=[.B24]-[.C24]" office:value-type="float" office:value="349.199999999999" calcext:value-type="float">
            <text:p>349 kw</text:p>
          </table:table-cell>
          <table:table-cell table:style-name="ce102" table:formula="of:=[.D24]*[.$E$4]" office:value-type="currency" office:currency="TRY" office:value="1224.84400656814" calcext:value-type="currency">
            <text:p>₺1.224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22.484400656814" calcext:value-type="currency">
            <text:p>₺122,48</text:p>
          </table:table-cell>
          <table:table-cell table:style-name="ce86" table:formula="of:=[.D25]+[.E24]" office:value-type="currency" office:currency="TRY" office:value="1347.32840722496" calcext:value-type="currency">
            <text:p>₺1.347,3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367.32840722496" calcext:value-type="currency">
            <text:p>₺1.367,3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855500821018" calcext:value-type="percentage">
            <text:p>%31,8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463" calcext:value-type="float">
            <text:p>4.463 kw</text:p>
          </table:table-cell>
          <table:table-cell table:style-name="ce109" office:value-type="float" office:value="4376" calcext:value-type="float">
            <text:p>4.376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0793650793650794" calcext:value-type="percentage">
            <text:p>%7,94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92" calcext:value-type="float">
            <text:p>7.192 kw</text:p>
          </table:table-cell>
          <table:table-cell table:style-name="ce194" office:value-type="float" office:value="7167" calcext:value-type="float">
            <text:p>7.167 kw</text:p>
          </table:table-cell>
          <table:table-cell table:style-name="ce194" table:formula="of:=[.B36]-[.C36]+[.J39]" office:value-type="float" office:value="25" calcext:value-type="float">
            <text:p>25 kw</text:p>
          </table:table-cell>
          <table:table-cell table:style-name="ce209" table:formula="of:=[.D36]*[.$E$4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096.2" calcext:value-type="float">
            <text:p>KW 1096,20</text:p>
          </table:table-cell>
          <table:table-cell table:style-name="ce41" table:formula="of:=[.E8]+[.E14]+[.E20]+[.E26]+[.E32]+[.E37]" office:value-type="currency" office:currency="TRY" office:value="4215.68736042693" calcext:value-type="currency">
            <text:p>₺4.215,69</text:p>
          </table:table-cell>
          <table:table-cell table:style-name="ce76" table:formula="of:=[.E36]+[.E30]+[.E24]+[.E18]+[.E12]+[.E6]" office:value-type="float" office:value="3845" calcext:value-type="float">
            <text:p>3.845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3" table:style-name="ta1">
        <table:shapes>
          <draw:frame draw:z-index="0" draw:name="Image 15" draw:style-name="gr2" draw:text-style-name="P1" svg:width="17.586cm" svg:height="17.792cm" svg:x="10.156cm" svg:y="0.09cm">
            <draw:image xlink:href="Pictures/10000000000002FE00000307C97A2BB813DDC5C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25.116" calcext:value-type="float">
            <text:p>1.225,116 kw</text:p>
          </table:table-cell>
          <table:table-cell table:style-name="ce108" office:value-type="float" office:value="1209.823" calcext:value-type="float">
            <text:p>1.209,823 kw</text:p>
          </table:table-cell>
          <table:table-cell table:style-name="ce46" table:formula="of:=[.B3]-[.C3]" office:value-type="float" office:value="15.2929999999999" calcext:value-type="float">
            <text:p>15,293</text:p>
          </table:table-cell>
          <table:table-cell table:style-name="ce24" table:formula="of:=[.D3]*[.$E$1]" office:value-type="float" office:value="917.579999999994" calcext:value-type="float">
            <text:p>917,58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150" calcext:value-type="currency">
            <text:p>₺3.150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3294317661678" calcext:value-type="currency">
            <text:p>₺3,43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152" calcext:value-type="float">
            <text:p>120.152 kw</text:p>
          </table:table-cell>
          <table:table-cell table:style-name="ce109" office:value-type="float" office:value="119886" calcext:value-type="float">
            <text:p>119.886 kw</text:p>
          </table:table-cell>
          <table:table-cell table:style-name="ce61" table:formula="of:=[.B6]-[.C6]" office:value-type="float" office:value="266" calcext:value-type="float">
            <text:p>266 kw</text:p>
          </table:table-cell>
          <table:table-cell table:style-name="ce83" table:formula="of:=[.D6]*[.$E$4]" office:value-type="currency" office:currency="TRY" office:value="913.162884980063" calcext:value-type="currency">
            <text:p>₺913,16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913.162884980063" calcext:value-type="currency">
            <text:p>₺913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933.162884980063" calcext:value-type="currency">
            <text:p>₺933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8989297935875" calcext:value-type="percentage">
            <text:p>%28,99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2.21900414864" calcext:value-type="currency">
            <text:p>₺1.592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144" calcext:value-type="float">
            <text:p>2.144 kw</text:p>
          </table:table-cell>
          <table:table-cell table:style-name="ce109" office:value-type="float" office:value="1947" calcext:value-type="float">
            <text:p>1.947 kw</text:p>
          </table:table-cell>
          <table:table-cell table:style-name="ce61" table:formula="of:=[.B12]-[.C12]" office:value-type="float" office:value="197" calcext:value-type="float">
            <text:p>197 kw</text:p>
          </table:table-cell>
          <table:table-cell table:style-name="ce86" table:formula="of:=[.D12]*[.$E$4]" office:value-type="currency" office:currency="TRY" office:value="676.289805793505" calcext:value-type="currency">
            <text:p>₺676,2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70.515922317402" calcext:value-type="currency">
            <text:p>₺270,52</text:p>
          </table:table-cell>
          <table:table-cell table:style-name="ce86" table:formula="of:=[.D13]+[.E12]" office:value-type="currency" office:currency="TRY" office:value="946.805728110907" calcext:value-type="currency">
            <text:p>₺946,8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96.805728110907" calcext:value-type="currency">
            <text:p>₺996,8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14695176442383" calcext:value-type="percentage">
            <text:p>%21,47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7.433322284082" calcext:value-type="currency">
            <text:p>₺157,43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12" calcext:value-type="float">
            <text:p>712 kw</text:p>
          </table:table-cell>
          <table:table-cell table:style-name="ce163" office:value-type="float" office:value="658" calcext:value-type="float">
            <text:p>658 kw</text:p>
          </table:table-cell>
          <table:table-cell table:style-name="ce167" table:formula="of:=[.B18]-[.C18]" office:value-type="float" office:value="54" calcext:value-type="float">
            <text:p>54 kw</text:p>
          </table:table-cell>
          <table:table-cell table:style-name="ce172" table:formula="of:=[.D18]*[.$E$4]" office:value-type="currency" office:currency="TRY" office:value="185.378931537306" calcext:value-type="currency">
            <text:p>₺185,38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37.7616883541492" calcext:value-type="currency">
            <text:p>₺37,76</text:p>
          </table:table-cell>
          <table:table-cell table:style-name="ce173" table:formula="of:=[.D19]+[.E18]" office:value-type="currency" office:currency="TRY" office:value="223.140619891455" calcext:value-type="currency">
            <text:p>₺223,1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33.140619891455" calcext:value-type="currency">
            <text:p>₺233,1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588504544562876" calcext:value-type="percentage">
            <text:p>%5,8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50.883305067652" calcext:value-type="currency">
            <text:p>₺350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293.579999999994" calcext:value-type="float">
            <text:p>294 kw</text:p>
          </table:table-cell>
          <table:table-cell table:style-name="ce109"/>
          <table:table-cell table:style-name="ce61" table:formula="of:=[.B24]-[.C24]" office:value-type="float" office:value="293.579999999994" calcext:value-type="float">
            <text:p>294 kw</text:p>
          </table:table-cell>
          <table:table-cell table:style-name="ce102" table:formula="of:=[.D24]*[.$E$4]" office:value-type="currency" office:currency="TRY" office:value="1007.84345779113" calcext:value-type="currency">
            <text:p>₺1.007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00.784345779113" calcext:value-type="currency">
            <text:p>₺100,78</text:p>
          </table:table-cell>
          <table:table-cell table:style-name="ce86" table:formula="of:=[.D25]+[.E24]" office:value-type="currency" office:currency="TRY" office:value="1108.62780357024" calcext:value-type="currency">
            <text:p>₺1.108,6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128.62780357024" calcext:value-type="currency">
            <text:p>₺1.128,6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50304060677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554" calcext:value-type="float">
            <text:p>4.554 kw</text:p>
          </table:table-cell>
          <table:table-cell table:style-name="ce109" office:value-type="float" office:value="4463" calcext:value-type="float">
            <text:p>4.463 kw</text:p>
          </table:table-cell>
          <table:table-cell table:style-name="ce61" table:formula="of:=[.B30]-[.C30]" office:value-type="float" office:value="91" calcext:value-type="float">
            <text:p>91 kw</text:p>
          </table:table-cell>
          <table:table-cell table:style-name="ce102" table:formula="of:=[.D30]*[.$E$4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42.397829072127" calcext:value-type="currency">
            <text:p>₺342,4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991739139911513" calcext:value-type="percentage">
            <text:p>%9,9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08" calcext:value-type="float">
            <text:p>7.208 kw</text:p>
          </table:table-cell>
          <table:table-cell table:style-name="ce194" office:value-type="float" office:value="7192" calcext:value-type="float">
            <text:p>7.192 kw</text:p>
          </table:table-cell>
          <table:table-cell table:style-name="ce194" table:formula="of:=[.B36]-[.C36]+[.J39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54.9270908258684" calcext:value-type="currency">
            <text:p>₺54,93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64.9270908258684" calcext:value-type="currency">
            <text:p>₺64,93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917.579999999994" calcext:value-type="float">
            <text:p>KW 917,58</text:p>
          </table:table-cell>
          <table:table-cell table:style-name="ce41" table:formula="of:=[.E8]+[.E14]+[.E20]+[.E26]+[.E32]+[.E37]" office:value-type="currency" office:currency="TRY" office:value="3699.06195645066" calcext:value-type="currency">
            <text:p>₺3.699,06</text:p>
          </table:table-cell>
          <table:table-cell table:style-name="ce76" table:formula="of:=[.E36]+[.E30]+[.E24]+[.E18]+[.E12]+[.E6]" office:value-type="float" office:value="3150" calcext:value-type="float">
            <text:p>3.150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4" table:style-name="ta1">
        <table:shapes>
          <draw:frame draw:z-index="0" draw:name="Image 16" draw:style-name="gr2" draw:text-style-name="P1" svg:width="17.614cm" svg:height="17.773cm" svg:x="10.154cm" svg:y="0cm">
            <draw:image xlink:href="Pictures/10000000000003050000030C4D0C8FDCB2B6CD1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42.679" calcext:value-type="float">
            <text:p>1.242,679 kw</text:p>
          </table:table-cell>
          <table:table-cell table:style-name="ce108" office:value-type="float" office:value="1225.116" calcext:value-type="float">
            <text:p>1.225,116 kw</text:p>
          </table:table-cell>
          <table:table-cell table:style-name="ce46" table:formula="of:=[.B3]-[.C3]" office:value-type="float" office:value="17.5630000000001" calcext:value-type="float">
            <text:p>17,563</text:p>
          </table:table-cell>
          <table:table-cell table:style-name="ce24" table:formula="of:=[.D3]*[.$E$1]" office:value-type="float" office:value="1053.78000000001" calcext:value-type="float">
            <text:p>1.053,78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656" calcext:value-type="currency">
            <text:p>₺3.65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6941486837858" calcext:value-type="currency">
            <text:p>₺3,47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387" calcext:value-type="float">
            <text:p>120.387 kw</text:p>
          </table:table-cell>
          <table:table-cell table:style-name="ce109" office:value-type="float" office:value="120152" calcext:value-type="float">
            <text:p>120.152 kw</text:p>
          </table:table-cell>
          <table:table-cell table:style-name="ce61" table:formula="of:=[.B6]-[.C6]" office:value-type="float" office:value="235" calcext:value-type="float">
            <text:p>235 kw</text:p>
          </table:table-cell>
          <table:table-cell table:style-name="ce83" table:formula="of:=[.D6]*[.$E$4]" office:value-type="currency" office:currency="TRY" office:value="815.312494068966" calcext:value-type="currency">
            <text:p>₺815,31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815.312494068966" calcext:value-type="currency">
            <text:p>₺815,31</text:p>
          </table:table-cell>
          <table:table-cell table:style-name="ce251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835.312494068966" calcext:value-type="currency">
            <text:p>₺835,3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23006699690636" calcext:value-type="percentage">
            <text:p>%22,3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51.1965487788" calcext:value-type="currency">
            <text:p>₺1.551,2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421" calcext:value-type="float">
            <text:p>2.421 kw</text:p>
          </table:table-cell>
          <table:table-cell table:style-name="ce109" office:value-type="float" office:value="2144" calcext:value-type="float">
            <text:p>2.144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961.027918540866" calcext:value-type="currency">
            <text:p>₺961,03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388" calcext:value-type="percentage">
            <text:p>+ <text:s text:c="6"/>%23,88</text:p>
          </table:table-cell>
          <table:table-cell table:style-name="ce62" table:formula="of:=([.D12]*[.$E$4]*[.C13])" office:value-type="currency" office:currency="TRY" office:value="229.493466947559" calcext:value-type="currency">
            <text:p>₺229,49</text:p>
          </table:table-cell>
          <table:table-cell table:style-name="ce86" table:formula="of:=[.D13]+[.E12]" office:value-type="currency" office:currency="TRY" office:value="1190.52138548843" calcext:value-type="currency">
            <text:p>₺1.190,52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40.52138548843" calcext:value-type="currency">
            <text:p>₺1.240,5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6286321623109" calcext:value-type="percentage">
            <text:p>%26,29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31.91519900044" calcext:value-type="currency">
            <text:p>₺131,92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62" calcext:value-type="float">
            <text:p>762 kw</text:p>
          </table:table-cell>
          <table:table-cell table:style-name="ce163" office:value-type="float" office:value="712" calcext:value-type="float">
            <text:p>712 kw</text:p>
          </table:table-cell>
          <table:table-cell table:style-name="ce167" table:formula="of:=[.B18]-[.C18]" office:value-type="float" office:value="50" calcext:value-type="float">
            <text:p>50 kw</text:p>
          </table:table-cell>
          <table:table-cell table:style-name="ce172" table:formula="of:=[.D18]*[.$E$4]" office:value-type="currency" office:currency="TRY" office:value="173.470743418929" calcext:value-type="currency">
            <text:p>₺173,47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07058" calcext:value-type="percentage">
            <text:p>+ <text:s text:c="6"/>%7,06</text:p>
          </table:table-cell>
          <table:table-cell table:style-name="ce62" table:formula="of:=([.D18]*[.$E$4]*[.C19])" office:value-type="currency" office:currency="TRY" office:value="12.243565070508" calcext:value-type="currency">
            <text:p>₺12,24</text:p>
          </table:table-cell>
          <table:table-cell table:style-name="ce173" table:formula="of:=[.D19]+[.E18]" office:value-type="currency" office:currency="TRY" office:value="185.714308489437" calcext:value-type="currency">
            <text:p>₺185,71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195.714308489437" calcext:value-type="currency">
            <text:p>₺195,7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474482339767311" calcext:value-type="percentage">
            <text:p>%4,74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4.305956530469" calcext:value-type="currency">
            <text:p>₺374,31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75.780000000006" calcext:value-type="float">
            <text:p>376 kw</text:p>
          </table:table-cell>
          <table:table-cell table:style-name="ce109"/>
          <table:table-cell table:style-name="ce61" table:formula="of:=[.B24]-[.C24]" office:value-type="float" office:value="375.780000000006" calcext:value-type="float">
            <text:p>376 kw</text:p>
          </table:table-cell>
          <table:table-cell table:style-name="ce102" table:formula="of:=[.D24]*[.$E$4]" office:value-type="currency" office:currency="TRY" office:value="1303.73671923932" calcext:value-type="currency">
            <text:p>₺1.303,7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9527" calcext:value-type="percentage">
            <text:p>+ <text:s text:c="6"/>%9,53</text:p>
          </table:table-cell>
          <table:table-cell table:style-name="ce253" table:formula="of:=([.D24]*[.$E$4]*[.C25])" office:value-type="currency" office:currency="TRY" office:value="124.20699724193" calcext:value-type="currency">
            <text:p>₺124,21</text:p>
          </table:table-cell>
          <table:table-cell table:style-name="ce86" table:formula="of:=[.D25]+[.E24]" office:value-type="currency" office:currency="TRY" office:value="1427.94371648125" calcext:value-type="currency">
            <text:p>₺1.427,9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47.94371648125" calcext:value-type="currency">
            <text:p>₺1.447,9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56601947275526" calcext:value-type="percentage">
            <text:p>%35,6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642" calcext:value-type="float">
            <text:p>4.642 kw</text:p>
          </table:table-cell>
          <table:table-cell table:style-name="ce109" office:value-type="float" office:value="4554" calcext:value-type="float">
            <text:p>4.554 kw</text:p>
          </table:table-cell>
          <table:table-cell table:style-name="ce61" table:formula="of:=[.B30]-[.C30]" office:value-type="float" office:value="88" calcext:value-type="float">
            <text:p>88 kw</text:p>
          </table:table-cell>
          <table:table-cell table:style-name="ce102" table:formula="of:=[.D30]*[.$E$4]" office:value-type="currency" office:currency="TRY" office:value="305.308508417315" calcext:value-type="currency">
            <text:p>₺305,31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308508417315" calcext:value-type="currency">
            <text:p>₺305,31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35.308508417315" calcext:value-type="currency">
            <text:p>₺335,31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835088917990468" calcext:value-type="percentage">
            <text:p>%8,35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36" calcext:value-type="float">
            <text:p>7.236 kw</text:p>
          </table:table-cell>
          <table:table-cell table:style-name="ce194" office:value-type="float" office:value="7208" calcext:value-type="float">
            <text:p>7.208 kw</text:p>
          </table:table-cell>
          <table:table-cell table:style-name="ce194" table:formula="of:=[.B36]-[.C36]+[.J39]" office:value-type="float" office:value="28" calcext:value-type="float">
            <text:p>28 kw</text:p>
          </table:table-cell>
          <table:table-cell table:style-name="ce209" table:formula="of:=[.D36]*[.$E$4]" office:value-type="currency" office:currency="TRY" office:value="97.1436163146002" calcext:value-type="currency">
            <text:p>₺97,14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07.1436163146" calcext:value-type="currency">
            <text:p>₺107,14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1053.78000000001" calcext:value-type="float">
            <text:p>KW 1053,78</text:p>
          </table:table-cell>
          <table:table-cell table:style-name="ce41" table:formula="of:=[.E8]+[.E14]+[.E20]+[.E26]+[.E32]+[.E37]" office:value-type="currency" office:currency="TRY" office:value="4161.94402926" calcext:value-type="currency">
            <text:p>₺4.161,94</text:p>
          </table:table-cell>
          <table:table-cell table:style-name="ce76" table:formula="of:=[.E36]+[.E30]+[.E24]+[.E18]+[.E12]+[.E6]" office:value-type="float" office:value="3656" calcext:value-type="float">
            <text:p>3.656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text>KW </number:text>
      <number:number number:decimal-places="2" number:min-decimal-places="2" number:min-integer-digits="1"/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number-style style:name="N131">
      <number:text>( </number:text>
      <number:number number:decimal-places="3" number:min-decimal-places="3" number:min-integer-digits="1" number:grouping="true"/>
    </number:number-style>
    <number:currency-style style:name="N12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4">
      <number:text>Toplam Su </number:text>
      <number:number number:decimal-places="0" number:min-decimal-places="0" number:min-integer-digits="1" number:grouping="true"/>
    </number:number-style>
    <number:currency-style style:name="N123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percentage-style style:name="N152">
      <number:text>+       %</number:text>
      <number:number number:decimal-places="2" number:min-decimal-places="2" number:min-integer-digits="1"/>
    </number:percentage-style>
    <number:currency-style style:name="N121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9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number-style style:name="N148">
      <number:number number:decimal-places="0" number:min-decimal-places="0" number:min-integer-digits="1" number:grouping="true"/>
      <number:text> "kw</number:text>
    </number:number-style>
    <number:currency-style style:name="N130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17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number-style style:name="N146">
      <number:number number:decimal-places="0" number:min-decimal-places="0" number:min-integer-digits="1" number:grouping="true"/>
      <number:text> kw</number:text>
    </number:number-style>
    <number:number-style style:name="N128">
      <number:number number:decimal-places="3" number:min-decimal-places="3" number:min-integer-digits="1" number:grouping="true"/>
    </number:number-style>
    <number:currency-style style:name="N115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44">
      <number:number number:decimal-places="3" number:min-decimal-places="3" number:min-integer-digits="1"/>
    </number:number-style>
    <number:number-style style:name="N113">
      <number:text>Yzr </number:text>
      <number:number number:decimal-places="0" number:min-decimal-places="0" number:min-integer-digits="1" number:grouping="true"/>
      <number:text> Ton</number:text>
    </number:number-style>
    <number:number-style style:name="N125">
      <number:number number:decimal-places="3" number:min-decimal-places="3" number:min-integer-digits="1" number:grouping="true"/>
      <number:text> kw</number:text>
    </number:number-style>
    <number:currency-style style:name="N11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number-style style:name="N141">
      <number:number number:decimal-places="14" number:min-decimal-places="14" number:min-integer-digits="1"/>
    </number:number-style>
    <number:currency-style style:name="N133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number-style style:name="N134">
      <number:text>+    </number:text>
      <number:number number:decimal-places="3" number:min-decimal-places="3" number:min-integer-digits="1" number:grouping="true"/>
    </number:number-style>
    <number:currency-style style:name="N13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number-style style:name="N137">
      <number:text>+  </number:text>
      <number:number number:decimal-places="3" number:min-decimal-places="3" number:min-integer-digits="1" number:grouping="true"/>
    </number:number-style>
    <number:currency-style style:name="N139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9P0"/>
    </number:currency-style>
    <number:number-style style:name="N140">
      <number:number number:decimal-places="13" number:min-decimal-places="13" number:min-integer-digits="1"/>
    </number:number-style>
    <number:currency-style style:name="N143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3P0"/>
    </number:currency-style>
    <number:number-style style:name="N145">
      <number:text>Yzr </number:text>
      <number:number number:decimal-places="2" number:min-decimal-places="2" number:min-integer-digits="1" number:grouping="true"/>
      <number:text> Ton</number:text>
    </number:number-style>
    <number:number-style style:name="N147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4-10T10:48:48.182520869</dc:date>
    <meta:editing-duration>P1DT4H23M6S</meta:editing-duration>
    <meta:editing-cycles>83</meta:editing-cycles>
    <meta:generator>LibreOffice/7.3.7.2$Linux_X86_64 LibreOffice_project/30$Build-2</meta:generator>
    <meta:print-date>2022-12-03T10:38:34.487712814</meta:print-date>
    <meta:document-statistic meta:table-count="17" meta:cell-count="2078" meta:object-count="16"/>
  </office:meta>
</office:document-meta>
</file>